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282828" style:font-name="Georgia" fo:font-size="13pt" fo:background-color="#ffffff" style:font-name-asian="Georgia1" style:font-size-asian="13pt" style:font-name-complex="Georgia1" style:font-size-complex="13pt"/>
    </style:style>
    <style:style style:name="T2" style:family="text">
      <style:text-properties fo:color="#282828" style:font-name="Georgia" fo:font-size="13pt" fo:font-weight="bold" fo:background-color="#ffffff" style:font-name-asian="Georgia1" style:font-size-asian="13pt" style:font-weight-asian="bold" style:font-name-complex="Georgia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1102</text:p>
      <text:p text:style-name="P1">Bow Valley College School of Creative Technologies</text:p>
      <text:p text:style-name="P1">Learning Contract</text:p>
      <text:p text:style-name="P1">Student Name: Scott Patterson</text:p>
      <text:p text:style-name="P1">Instructor: Alex Brown</text:p>
      <text:p text:style-name="P1"/>
      <text:p text:style-name="P1"/>
      <text:p text:style-name="Standard">What are your current skills in this subject matter:</text:p>
      <text:p text:style-name="Standard">Retaking this course</text:p>
      <text:p text:style-name="Standard"/>
      <text:p text:style-name="Standard"/>
      <text:p text:style-name="Standard"/>
      <text:p text:style-name="Standard"/>
      <text:p text:style-name="Standard">Set S.M.A.R.T. goals for yourself in this course:</text:p>
      <text:p text:style-name="Standard"><text:span text:style-name="T2">S</text:span><text:span text:style-name="T1">pecific (Give a detailed description.)</text:span></text:p>
      <text:p text:style-name="Standard"><text:span text:style-name="T2">M</text:span><text:span text:style-name="T1">easurable (How will you know you've achieved it?)</text:span></text:p>
      <text:p text:style-name="Standard"><text:span text:style-name="T2">A</text:span><text:span text:style-name="T1">chievable (Is your objective reasonable?)</text:span></text:p>
      <text:p text:style-name="Standard"><text:span text:style-name="T2">R</text:span><text:span text:style-name="T1">esults-oriented (Phrase with the end result in mind.)</text:span></text:p>
      <text:p text:style-name="Standard"><text:span text:style-name="T2">T</text:span><text:span text:style-name="T1">ime-phased (Include a deadline.)</text:span></text:p>
      <text:p text:style-name="Standard">S – Pass it with good marks</text:p>
      <text:p text:style-name="Standard"/>
      <text:p text:style-name="Standard">M – Do all my work on time and right</text:p>
      <text:p text:style-name="Standard"/>
      <text:p text:style-name="Standard">A - Yes</text:p>
      <text:p text:style-name="Standard"/>
      <text:p text:style-name="Standard">R – Get'er Done</text:p>
      <text:p text:style-name="Standard"/>
      <text:p text:style-name="Standard">T - <text:s/>By end of year</text:p>
      <text:p text:style-name="Standard"/>
      <text:p text:style-name="Standard"/>
      <text:p text:style-name="Standard">What are some strategies you will use to be successful in these goals?</text:p>
      <text:p text:style-name="Standard">Do the work submit the work, get an A</text:p>
      <text:p text:style-name="Standard"/>
      <text:p text:style-name="Standard"/>
      <text:p text:style-name="Standard"/>
      <text:p text:style-name="Standard">How much time do you feel is going to be required for your success in this course and with these goals (In-class and outside of class)?</text:p>
      <text:p text:style-name="Standard"/>
      <text:p text:style-name="Standard"><text:tab/>Just need time to get it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CA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en" style:country-asian="CA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</meta:initial-creator>
    <meta:editing-cycles>2</meta:editing-cycles>
    <meta:creation-date>2018-09-06T03:48:00</meta:creation-date>
    <dc:date>2018-09-05T22:12:18.33</dc:date>
    <meta:editing-duration>P0D</meta:editing-duration>
    <meta:generator>OpenOffice/4.1.3$Win32 OpenOffice.org_project/413m1$Build-9783</meta:generator>
    <meta:document-statistic meta:table-count="0" meta:image-count="0" meta:object-count="0" meta:page-count="1" meta:paragraph-count="22" meta:word-count="152" meta:character-count="8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